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table:number-columns-repeated="2"/>
          <table:table-cell table:style-name="ce5" table:number-columns-repeated="14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6.5/24" office:value-type="float" office:value="0.6875" calcext:value-type="float">
            <text:p>0.68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16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/00/0000</text:date>, <text:time style:data-style-name="N2" text:time-value="14:39:09.214288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0-11T12:29:19.176437239</dc:date>
    <meta:editing-duration>P1DT7H11M52S</meta:editing-duration>
    <meta:editing-cycles>116</meta:editing-cycles>
    <meta:generator>LibreOffice/5.1.6.2$Linux_X86_64 LibreOffice_project/10m0$Build-2</meta:generator>
    <meta:document-statistic meta:table-count="1" meta:cell-count="336" meta:object-count="0"/>
  </office:meta>
</office:document-meta>
</file>